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100000320D8F48DBB62E3580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822cm" svg:stroke-color="#333333" draw:marker-start-width="4.404cm" draw:marker-end-width="4.404cm" draw:fill="none" draw:textarea-vertical-align="middle" fo:padding-top="1.507cm" fo:padding-bottom="1.507cm" fo:padding-left="1.632cm" fo:padding-right="1.63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12cm" svg:stroke-color="#0066b3" draw:marker-start-width="0.569cm" draw:marker-end-width="0.569cm" svg:stroke-opacity="75%" draw:fill-color="#cae7fc" draw:opacity="100%" draw:textarea-horizontal-align="justify" draw:textarea-vertical-align="middle" draw:auto-grow-height="false" fo:min-height="1.891cm" fo:min-width="1.641cm" fo:padding-top="0.247cm" fo:padding-bottom="0.247cm" fo:padding-left="0.372cm" fo:padding-right="0.372cm" draw:shadow="hidden"/>
      <style:paragraph-properties style:writing-mode="lr-tb"/>
    </style:style>
    <style:style style:name="gr4" style:family="graphic" style:parent-style-name="standard">
      <style:graphic-properties svg:stroke-width="0.035cm" svg:stroke-color="#333333" draw:marker-start-width="0.252cm" draw:marker-end-width="0.252cm" draw:fill-color="#3da0eb" draw:textarea-horizontal-align="justify" draw:textarea-vertical-align="middle" draw:auto-grow-height="false" fo:min-height="0.292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ae7fc" draw:opacity="100%"/>
      <style:paragraph-properties fo:text-align="center"/>
    </style:style>
    <style:style style:name="P4" style:family="paragraph">
      <loext:graphic-properties draw:fill-color="#3da0e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846cm" svg:y1="6.853cm" svg:x2="14.846cm" svg:y2="27.808cm">
          <text:p/>
        </draw:line>
        <draw:frame draw:style-name="gr2" draw:text-style-name="P2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path draw:style-name="gr1" draw:text-style-name="P1" draw:layer="layout" svg:width="15.372cm" svg:height="9.84cm" draw:transform="rotate (-1.59261294244483) translate (15.0983533364128cm 9.51797417799897cm)" svg:viewBox="0 0 15373 9841" svg:d="M15373 0c-9653 84-18353 3068-14394 9841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2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4.9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5.958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path draw:style-name="gr1" draw:text-style-name="P1" draw:layer="layout" svg:width="15.372cm" svg:height="9.84cm" draw:transform="rotate (1.59261294244483) translate (14.843cm 24.887cm)" svg:viewBox="0 0 15373 9841" svg:d="M0 0c9652 84 18352 3068 14394 9841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2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3.0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4.057cm 15.64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path draw:style-name="gr1" draw:text-style-name="P1" draw:layer="layout" svg:width="9.455cm" svg:height="11.769cm" draw:transform="rotate (1.59261294244483) translate (14.661cm 24.887cm)" svg:viewBox="0 0 9456 11770" svg:d="M0 0c9652 84 11451 4997 7492 11770">
          <text:p/>
        </draw:path>
        <draw:line draw:style-name="gr1" draw:text-style-name="P1" draw:layer="layout" svg:x1="14.846cm" svg:y1="17.521cm" svg:x2="14.846cm" svg:y2="27.808cm">
          <text:p/>
        </draw:line>
        <draw:frame draw:style-name="gr2" draw:text-style-name="P2" draw:layer="layout" svg:width="15.912cm" svg:height="17.272cm" svg:x="6.842cm" svg:y="12.938cm">
          <draw:image xlink:href="Pictures/10000201000002E100000320D8F48DBB62E3580F.png" xlink:type="simple" xlink:show="embed" xlink:actuate="onLoad" draw:mime-type="image/png">
            <text:p/>
          </draw:image>
        </draw:frame>
        <draw:g>
          <draw:path draw:style-name="gr3" draw:text-style-name="P3" draw:layer="layout" svg:width="1.501cm" svg:height="0.823cm" svg:x="13.0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4.057cm 15.649cm)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3" draw:text-style-name="P3" draw:layer="layout" svg:width="1.501cm" svg:height="0.823cm" svg:x="14.92cm" svg:y="15.014cm" svg:viewBox="0 0 1502 824" svg:d="M119 824l-116-67c-1-1-1-1-2-3-1-1-1-1-1-3 0-1 0-2 1-3s1-2 2-2l125-82-101-101-1-1c0-2-1-2-1-3 0-2 1-3 1-4 1-1 2-2 3-3h1l142-46-72-124c0-1-1-2-1-3 0-2 1-2 1-3 1-2 2-2 3-3s2-1 3-1l149-8-37-138c0-1 0-1 0-1 0-2 0-3 1-4 0-1 1-2 2-2 1-1 2-1 4-1h1l146 31v-143c0-1 0-2 1-3s1-2 3-3c1 0 1-1 3-1 1 0 2 1 3 1l133 68 37-138c0-1 0-1 0-1 1-1 2-2 3-3 1 0 2-1 4-1 1 0 1 1 3 1 0 0 0 1 1 1l111 100 71-124c1-1 2-1 3-2s2-1 3-1c2 0 2 0 3 1 2 1 2 1 3 2l81 125 101-101 1-1c2 0 2-1 4-1 1 0 2 1 3 1 1 1 2 2 3 3v1l46 142 124-72c1 0 2-1 4-1 1 0 1 1 3 1 1 1 1 2 2 3s1 2 1 3l8 149 138-37c1 0 1 0 2 0s2 0 3 1c1 0 2 1 2 2 1 1 1 2 1 4v1l-31 146h143c1 0 2 0 3 1s2 1 3 3c0 1 1 1 1 3 0 1-1 2-1 3l-68 133 138 37c1 0 1 0 1 0 1 1 2 2 3 3 0 1 1 2 1 4 0 1-1 1-1 3 0 0-1 0-1 1l-100 111 124 71c1 1 2 2 3 3 0 1 0 2 0 3 0 2 0 2 0 3-1 2-2 2-3 3l-102 67z">
            <text:p text:style-name="P2"/>
            <text:p text:style-name="P2"/>
            <text:p text:style-name="P2"/>
          </draw:path>
          <draw:custom-shape draw:style-name="gr4" draw:text-style-name="P4" draw:layer="layout" svg:width="0.144cm" svg:height="0.576cm" draw:transform="rotate (-1.5707963267949) translate (15.957cm 15.64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3T14:25:18.650042616</meta:creation-date>
    <dc:date>2022-02-12T21:53:27.930000000</dc:date>
    <meta:editing-duration>PT46M6S</meta:editing-duration>
    <meta:editing-cycles>12</meta:editing-cycles>
    <meta:generator>LibreOffice/7.1.3.2$Windows_X86_64 LibreOffice_project/47f78053abe362b9384784d31a6e56f8511eb1c1</meta:generator>
    <meta:document-statistic meta:object-count="23"/>
  </office:meta>
</office:document-meta>
</file>